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62cm">
          <draw:text-box>
            <text:p text:style-name="P1"><text:span text:style-name="T1">HYMN #528</text:span></text:p>
            <text:p text:style-name="P1"><text:span text:style-name="T2">“</text:span><text:span text:style-name="T2">Oh, for a Thousand Tongues to S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146cm" svg:height="7.011cm" svg:x="1.524cm" svg:y="0.863cm">
          <draw:text-box>
            <text:p text:style-name="P1"><text:span text:style-name="T3">1. </text:span><text:span text:style-name="T4">Oh, for a thousand tongues to sing</text:span><text:span text:style-name="T4"><text:line-break/></text:span><text:span text:style-name="T4">My great Redeemer’s praise,</text:span><text:span text:style-name="T4"><text:line-break/></text:span><text:span text:style-name="T4">The glories of my God and King,</text:span><text:span text:style-name="T4"><text:line-break/></text:span><text:span text:style-name="T4">The triumphs of His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4cm" svg:height="7.011cm" svg:x="1.27cm" svg:y="0.951cm">
          <draw:text-box>
            <text:p text:style-name="P5"><text:span text:style-name="T5">2. </text:span><text:span text:style-name="T6">My gracious Master and my God,</text:span><text:span text:style-name="T6"><text:line-break/></text:span><text:span text:style-name="T6">Assist me to proclaim,</text:span><text:span text:style-name="T6"><text:line-break/></text:span><text:span text:style-name="T6">To spread through all the earth abroad,</text:span><text:span text:style-name="T6"><text:line-break/></text:span><text:span text:style-name="T6">The honors of Th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146cm" svg:height="7.011cm" svg:x="1.524cm" svg:y="0.863cm">
          <draw:text-box>
            <text:p text:style-name="P5"><text:span text:style-name="T5">3.</text:span><text:span text:style-name="T5"><text:tab/></text:span><text:span text:style-name="T6">Jesus! The name that charms our fears,</text:span><text:span text:style-name="T6"><text:line-break/></text:span><text:span text:style-name="T6">That bids our sorrows cease;</text:span><text:span text:style-name="T6"><text:line-break/></text:span><text:span text:style-name="T6">’Tis music in the sinner’s ears,</text:span><text:span text:style-name="T6"><text:line-break/></text:span><text:span text:style-name="T6">’Tis life and health and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146cm" svg:height="7.011cm" svg:x="1.27cm" svg:y="0.863cm">
          <draw:text-box>
            <text:p text:style-name="P5"><text:span text:style-name="T5">4. </text:span><text:span text:style-name="T6">He breaks the pow’r of canceled sin;</text:span><text:span text:style-name="T6"><text:line-break/></text:span><text:span text:style-name="T6">He sets the pris’ner free.</text:span><text:span text:style-name="T6"><text:line-break/></text:span><text:span text:style-name="T6">His blood can make the foulest clean;</text:span><text:span text:style-name="T6"><text:line-break/></text:span><text:span text:style-name="T6">His blood avails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6" draw:layer="layout" svg:width="24.892cm" svg:height="7.177cm" svg:x="1.524cm" svg:y="0.951cm">
          <draw:text-box>
            <text:p text:style-name="P5"><text:span text:style-name="T5">5. </text:span><text:span text:style-name="T6">Look unto Him, ye nations; own</text:span><text:span text:style-name="T6"><text:line-break/></text:span><text:span text:style-name="T6">Your God, ye fallen race.</text:span><text:span text:style-name="T6"><text:line-break/></text:span><text:span text:style-name="T6">Look and be saved through faith alone,</text:span><text:span text:style-name="T6"><text:line-break/></text:span><text:span text:style-name="T6">Be justified by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6" draw:layer="layout" svg:width="24.892cm" svg:height="7.011cm" svg:x="1.524cm" svg:y="0.762cm">
          <draw:text-box>
            <text:p text:style-name="P5"><text:span text:style-name="T5">6. </text:span><text:span text:style-name="T6">See all your sins on Jesus laid;</text:span><text:span text:style-name="T6"><text:line-break/></text:span><text:span text:style-name="T6">The Lamb of God was slain.</text:span><text:span text:style-name="T6"><text:line-break/></text:span><text:span text:style-name="T6">His soul was once an off’ring made</text:span><text:span text:style-name="T6"><text:line-break/></text:span><text:span text:style-name="T6">For ev’ry soul of 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5" draw:text-style-name="P9" draw:layer="layout" svg:width="24.384cm" svg:height="11.128cm" svg:x="1.778cm" svg:y="0.81cm">
          <draw:text-box>
            <text:p text:style-name="P7"><text:span text:style-name="T5">7. </text:span><text:span text:style-name="T6">To God all glory, praise, and love</text:span></text:p>
            <text:p text:style-name="P7"><text:span text:style-name="T6">Be now and ever giv’n</text:span></text:p>
            <text:p text:style-name="P7"><text:span text:style-name="T6">By saints below and saints above,</text:span></text:p>
            <text:p text:style-name="P7"><text:span text:style-name="T6">The Church in earth and heav’n.</text:span></text:p>
            <text:p text:style-name="P8"><text:span text:style-name="T7"><text:line-break/></text:span><text:span text:style-name="T7"/></text:p>
            <text:p text:style-name="P8"><text:span text:style-name="T8"><text:s text:c="5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4:43:21.032000000</meta:creation-date>
    <dc:title>Hymn template</dc:title>
    <meta:editing-duration>PT3H23M45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1-22T21:12:41.101000000</dc:date>
    <meta:document-statistic meta:object-count="141"/>
    <meta:template xlink:type="simple" xlink:actuate="onRequest" xlink:title="Hymn template" xlink:href="../../../../../AppData/Roaming/LibreOffice/4/user/template/Worship%20Templsates/Hymn%20template.otp" meta:date="2015-09-03T14:43:20.920000000"/>
  </office:meta>
</office:document-meta>
</file>